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2.6591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2" office:value-type="string">
            <text:p>preço unitario</text:p>
          </table:table-cell>
          <table:table-cell table:style-name="ce4" office:value-type="string">
            <text:p>total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1" office:value-type="string">
            <text:p>IC REG LDO 5V .95A SOT-223</text:p>
          </table:table-cell>
          <table:table-cell table:style-name="ce1" office:value-type="string">
            <text:p>REGULADOR 5V</text:p>
          </table:table-cell>
          <table:table-cell table:style-name="ce3" office:value-type="currency" office:currency="USD" office:value="0.54">
            <text:p>$0.54</text:p>
          </table:table-cell>
          <table:table-cell table:style-name="ce3" table:formula="of:=[.F2]*[.B2]" office:value-type="currency" office:currency="USD" office:value="3.24">
            <text:p>$3.24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1" office:value-type="string">
            <text:p>IC REG LDO 3.3V .95A SOT-223</text:p>
          </table:table-cell>
          <table:table-cell table:style-name="ce1" office:value-type="string">
            <text:p>REGULADOR 3V3</text:p>
          </table:table-cell>
          <table:table-cell table:style-name="ce3" office:value-type="currency" office:currency="USD" office:value="0.54">
            <text:p>$0.54</text:p>
          </table:table-cell>
          <table:table-cell table:style-name="ce3" table:formula="of:=[.F3]*[.B3]" office:value-type="currency" office:currency="USD" office:value="1.62">
            <text:p>$1.6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1" office:value-type="string">
            <text:p>IC REG LDO 1.8V .95A SOT-223</text:p>
          </table:table-cell>
          <table:table-cell table:style-name="ce1" office:value-type="string">
            <text:p>REGULADOR 1V8</text:p>
          </table:table-cell>
          <table:table-cell table:style-name="ce3" office:value-type="currency" office:currency="USD" office:value="0.48">
            <text:p>$0.48</text:p>
          </table:table-cell>
          <table:table-cell table:style-name="ce3" table:formula="of:=[.F4]*[.B4]" office:value-type="currency" office:currency="USD" office:value="2.88">
            <text:p>$2.88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1" office:value-type="string">
            <text:p>IC BUFF/DVR TRI-ST DUAL 20SOIC</text:p>
          </table:table-cell>
          <table:table-cell table:style-name="ce1" office:value-type="string">
            <text:p>BUFFER P/ PWM</text:p>
          </table:table-cell>
          <table:table-cell table:style-name="ce3" office:value-type="currency" office:currency="USD" office:value="0.99">
            <text:p>$0.99</text:p>
          </table:table-cell>
          <table:table-cell table:style-name="ce3" table:formula="of:=[.F5]*[.B5]" office:value-type="currency" office:currency="USD" office:value="5.94">
            <text:p>$5.94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1" office:value-type="string">
            <text:p>IC ARM7 MCU FLASH 32K 48-LQFP</text:p>
          </table:table-cell>
          <table:table-cell table:style-name="ce1" office:value-type="string">
            <text:p>LPC 2103</text:p>
          </table:table-cell>
          <table:table-cell table:style-name="ce3" office:value-type="currency" office:currency="USD" office:value="6.16">
            <text:p>$6.16</text:p>
          </table:table-cell>
          <table:table-cell table:style-name="ce3" table:formula="of:=[.F6]*[.B6]" office:value-type="currency" office:currency="USD" office:value="18.48">
            <text:p>$18.48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1" office:value-type="string">
            <text:p>IC BUFF/DVR SCHM TRG 6BIT 14SOIC</text:p>
          </table:table-cell>
          <table:table-cell table:style-name="ce1" office:value-type="string">
            <text:p>SCHMITT TRIGGER</text:p>
          </table:table-cell>
          <table:table-cell table:style-name="ce3" office:value-type="currency" office:currency="USD" office:value="1.52">
            <text:p>$1.52</text:p>
          </table:table-cell>
          <table:table-cell table:style-name="ce3" table:formula="of:=[.F7]*[.B7]" office:value-type="currency" office:currency="USD" office:value="4.56">
            <text:p>$4.56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257545&amp;uq=634927957106240566">311-499KCRCT-ND</text:a></text:p>
          </table:table-cell>
          <table:table-cell table:style-name="ce1" office:value-type="string">
            <text:p>RES 499K OHM 1/8W 1% 0805 SMD</text:p>
          </table:table-cell>
          <table:table-cell table:style-name="ce1" office:value-type="string">
            <text:p>RESISTOR PULL-UP 499K</text:p>
          </table:table-cell>
          <table:table-cell table:style-name="ce3" office:value-type="currency" office:currency="USD" office:value="0.0148">
            <text:p>$0.01</text:p>
          </table:table-cell>
          <table:table-cell table:style-name="ce3" table:formula="of:=[.F8]*[.B8]" office:value-type="currency" office:currency="USD" office:value="0.37">
            <text:p>$0.37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1" office:value-type="string">
            <text:p>LED CHIPLED 645NM RED DIFF 0805</text:p>
          </table:table-cell>
          <table:table-cell table:style-name="ce1" office:value-type="string">
            <text:p>LED VERMELHO 1V8 20MA</text:p>
          </table:table-cell>
          <table:table-cell table:style-name="ce3" office:value-type="currency" office:currency="USD" office:value="0.074">
            <text:p>$0.07</text:p>
          </table:table-cell>
          <table:table-cell table:style-name="ce3" table:formula="of:=[.F9]*[.B9]" office:value-type="currency" office:currency="USD" office:value="0.74">
            <text:p>$0.74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1" office:value-type="string">
            <text:p>RES 20K OHM 1/8W 1% 0805 SMD</text:p>
          </table:table-cell>
          <table:table-cell table:style-name="ce1" office:value-type="string">
            <text:p>RESISTOR LED 20K</text:p>
          </table:table-cell>
          <table:table-cell table:style-name="ce3" office:value-type="currency" office:currency="USD" office:value="0.029">
            <text:p>$0.03</text:p>
          </table:table-cell>
          <table:table-cell table:style-name="ce3" table:formula="of:=[.F10]*[.B10]" office:value-type="currency" office:currency="USD" office:value="0.29">
            <text:p>$0.29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1" office:value-type="string">
            <text:p>RES 22.0 OHM 1/8W 1% 0805 SMD</text:p>
          </table:table-cell>
          <table:table-cell table:style-name="ce1" office:value-type="string">
            <text:p>20 HOMS P/ LIMITADOR DE VOLTAGEM</text:p>
          </table:table-cell>
          <table:table-cell table:style-name="ce3" office:value-type="currency" office:currency="USD" office:value="0.0148">
            <text:p>$0.01</text:p>
          </table:table-cell>
          <table:table-cell table:style-name="ce3" table:formula="of:=[.F11]*[.B11]" office:value-type="currency" office:currency="USD" office:value="0.444">
            <text:p>$0.44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1" office:value-type="string">
            <text:p>DIODE ZENER DUAL 4.3V SOT-363</text:p>
          </table:table-cell>
          <table:table-cell table:style-name="ce1" office:value-type="string">
            <text:p>DUAL ZENER 4V3</text:p>
          </table:table-cell>
          <table:table-cell table:style-name="ce3" office:value-type="currency" office:currency="USD" office:value="0.334">
            <text:p>$0.33</text:p>
          </table:table-cell>
          <table:table-cell table:style-name="ce3" table:formula="of:=[.F12]*[.B12]" office:value-type="currency" office:currency="USD" office:value="6.012">
            <text:p>$6.01</text:p>
          </table:table-cell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1" office:value-type="string">
            <text:p>CAP CER 150PF 50V 1% NP0 0805</text:p>
          </table:table-cell>
          <table:table-cell table:style-name="ce1" office:value-type="string">
            <text:p>CAPACITOR 150P FILTRO ENCODERS</text:p>
          </table:table-cell>
          <table:table-cell table:style-name="ce3" office:value-type="currency" office:currency="USD" office:value="0.124">
            <text:p>$0.12</text:p>
          </table:table-cell>
          <table:table-cell table:style-name="ce3" table:formula="of:=[.F13]*[.B13]" office:value-type="currency" office:currency="USD" office:value="1.488">
            <text:p>$1.49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1" office:value-type="string">
            <text:p>RES 332 OHM 1/8W 1% 0805 SMD</text:p>
          </table:table-cell>
          <table:table-cell table:style-name="ce1" office:value-type="string">
            <text:p>RESISTOR 332 FILTRO ENCODERS</text:p>
          </table:table-cell>
          <table:table-cell table:style-name="ce3" office:value-type="currency" office:currency="USD" office:value="0.019">
            <text:p>$0.02</text:p>
          </table:table-cell>
          <table:table-cell table:style-name="ce3" table:formula="of:=[.F14]*[.B14]" office:value-type="currency" office:currency="USD" office:value="0.228">
            <text:p>$0.23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1" office:value-type="string">
            <text:p>CAP CER 33PF 50V 5% NP0 0805</text:p>
          </table:table-cell>
          <table:table-cell table:style-name="ce1" office:value-type="string">
            <text:p>33P CAPACITOR P/ CRISTAL</text:p>
          </table:table-cell>
          <table:table-cell table:style-name="ce3" office:value-type="currency" office:currency="USD" office:value="0.053">
            <text:p>$0.05</text:p>
          </table:table-cell>
          <table:table-cell table:style-name="ce3" table:formula="of:=[.F15]*[.B15]" office:value-type="currency" office:currency="USD" office:value="0.636">
            <text:p>$0.64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1" office:value-type="string">
            <text:p>CAP CER 0.1UF 50V 5% X7R 0805</text:p>
          </table:table-cell>
          <table:table-cell table:style-name="ce1" office:value-type="string">
            <text:p>0.1U PARA MAX3232 E REGULADORES</text:p>
          </table:table-cell>
          <table:table-cell table:style-name="ce3" office:value-type="currency" office:currency="USD" office:value="0.0632">
            <text:p>$0.06</text:p>
          </table:table-cell>
          <table:table-cell table:style-name="ce3" table:formula="of:=[.F16]*[.B16]" office:value-type="currency" office:currency="USD" office:value="3.16">
            <text:p>$3.16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1" office:value-type="string">
            <text:p>CAP CER 10UF 10V 10% X5R 0805</text:p>
          </table:table-cell>
          <table:table-cell table:style-name="ce1" office:value-type="string">
            <text:p>10U PARA REGULADOR</text:p>
          </table:table-cell>
          <table:table-cell table:style-name="ce3" office:value-type="currency" office:currency="USD" office:value="0.13">
            <text:p>$0.13</text:p>
          </table:table-cell>
          <table:table-cell table:style-name="ce3" table:formula="of:=[.F17]*[.B17]" office:value-type="currency" office:currency="USD" office:value="2.34">
            <text:p>$2.34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1" office:value-type="string">
            <text:p>IC DRVR/RCVR MULTCH RS232 16SOIC</text:p>
          </table:table-cell>
          <table:table-cell table:style-name="ce1" office:value-type="string">
            <text:p>MAX3232</text:p>
          </table:table-cell>
          <table:table-cell table:style-name="ce3" office:value-type="currency" office:currency="USD" office:value="1.65">
            <text:p>$1.65</text:p>
          </table:table-cell>
          <table:table-cell table:style-name="ce3" table:formula="of:=[.F18]*[.B18]" office:value-type="currency" office:currency="USD" office:value="9.9">
            <text:p>$9.90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1" office:value-type="string">
            <text:p>CRYSTAL 14.7456 MHZ 18PF SMD</text:p>
          </table:table-cell>
          <table:table-cell table:style-name="ce1" office:value-type="string">
            <text:p>14.7456MHZ 10PPM 18pF</text:p>
          </table:table-cell>
          <table:table-cell table:style-name="ce3" office:value-type="currency" office:currency="USD" office:value="0.57">
            <text:p>$0.57</text:p>
          </table:table-cell>
          <table:table-cell table:style-name="ce3" table:formula="of:=[.F19]*[.B19]" office:value-type="currency" office:currency="USD" office:value="3.42">
            <text:p>$3.42</text:p>
          </table:table-cell>
        </table:table-row>
        <table:table-row table:style-name="ro3">
          <table:table-cell table:number-columns-repeated="6"/>
          <table:table-cell table:style-name="ce5" table:formula="of:=SUM([.G2:.G19])" office:value-type="currency" office:currency="USD" office:value="65.748">
            <text:p>$65.75</text:p>
          </table:table-cell>
        </table:table-row>
        <table:table-row table:style-name="ro3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1-03T14:14:48</dc:date>
    <dc:creator>telmo </dc:creator>
    <meta:editing-duration>PT15H39M52S</meta:editing-duration>
    <meta:editing-cycles>3</meta:editing-cycles>
    <meta:generator>LibreOffice/3.5$Linux_x86 LibreOffice_project/350m1$Build-2</meta:generator>
    <meta:document-statistic meta:table-count="3" meta:cell-count="134" meta:object-count="0"/>
  </office:meta>
</office:document-meta>
</file>